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0.329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Date </text:p>
          </table:table-cell>
          <table:table-cell table:style-name="ce2" office:value-type="string" calcext:value-type="string">
            <text:p>Order : inserted</text:p>
          </table:table-cell>
          <table:table-cell table:style-name="ce2" office:value-type="string" calcext:value-type="string">
            <text:p>Line : inserted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msg</text:p>
          </table:table-cell>
          <table:table-cell table:style-name="ce2" office:value-type="string" calcext:value-type="string">
            <text:p>DOC REF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1" calcext:value-type="float">
            <text:p>40676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1" calcext:value-type="float">
            <text:p>40676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1" calcext:value-type="float">
            <text:p>40676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3" calcext:value-type="float">
            <text:p>40676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1" calcext:value-type="float">
            <text:p>406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3" calcext:value-type="float">
            <text:p>406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2" calcext:value-type="float">
            <text:p>40676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3" calcext:value-type="float">
            <text:p>40676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2" calcext:value-type="float">
            <text:p>40676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=Campaign not found, ERROR=Sub Activity not found, </text:p>
          </table:table-cell>
          <table:table-cell office:value-type="float" office:value="406762" calcext:value-type="float">
            <text:p>40676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heet2" table:style-name="ta1"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Order Line</text:p>
          </table:table-cell>
          <table:table-cell table:style-name="ce1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rea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updat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63" table:display-filter-buttons="true">
          <table:filter>
            <table:filter-and>
              <table:filter-condition table:data-type="number" table:value="10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9:09:49.873767567</meta:creation-date>
    <dc:date>2025-03-06T09:50:46.872783996</dc:date>
    <meta:editing-duration>PT7H37M14S</meta:editing-duration>
    <meta:editing-cycles>43</meta:editing-cycles>
    <meta:generator>LibreOffice/7.3.7.2$Linux_X86_64 LibreOffice_project/30$Build-2</meta:generator>
    <meta:document-statistic meta:table-count="2" meta:cell-count="243" meta:object-count="0"/>
  </office:meta>
</office:document-meta>
</file>